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language="fr" fo:country="FR" officeooo:rsid="0001dd59" officeooo:paragraph-rsid="0001dd59"/>
    </style:style>
    <style:style style:name="P2" style:family="paragraph" style:parent-style-name="Standard" style:list-style-name="L1">
      <style:text-properties style:font-name="Arial" fo:language="fr" fo:country="FR" officeooo:rsid="0001dd59" officeooo:paragraph-rsid="0001dd59"/>
    </style:style>
    <style:style style:name="P3" style:family="paragraph" style:parent-style-name="Standard">
      <style:text-properties style:font-name="Arial" fo:language="fr" fo:country="FR" officeooo:rsid="0001dd59" officeooo:paragraph-rsid="00045bde"/>
    </style:style>
    <style:style style:name="P4" style:family="paragraph" style:parent-style-name="Standard">
      <style:text-properties style:font-name="Arial" fo:language="fr" fo:country="FR" officeooo:rsid="0001dd59" officeooo:paragraph-rsid="0005afa6"/>
    </style:style>
    <style:style style:name="P5" style:family="paragraph" style:parent-style-name="Standard">
      <style:text-properties style:font-name="Arial" fo:language="fr" fo:country="FR" officeooo:rsid="0001dd59" officeooo:paragraph-rsid="00077b6c"/>
    </style:style>
    <style:style style:name="P6" style:family="paragraph" style:parent-style-name="Standard">
      <style:text-properties style:font-name="Arial" fo:language="fr" fo:country="FR" officeooo:rsid="0001dd59" officeooo:paragraph-rsid="000ca0ff"/>
    </style:style>
    <style:style style:name="P7" style:family="paragraph" style:parent-style-name="Standard" style:list-style-name="L1">
      <style:text-properties style:font-name="Arial" officeooo:paragraph-rsid="0001dd59"/>
    </style:style>
    <style:style style:name="P8" style:family="paragraph" style:parent-style-name="Standard">
      <style:text-properties style:font-name="Arial" officeooo:paragraph-rsid="0001dd59"/>
    </style:style>
    <style:style style:name="P9" style:family="paragraph" style:parent-style-name="Standard">
      <style:text-properties fo:color="#ff0000" style:font-name="Arial" fo:language="fr" fo:country="FR" fo:font-weight="bold" officeooo:rsid="0001dd59" officeooo:paragraph-rsid="0001dd59" style:font-weight-asian="bold" style:font-weight-complex="bold"/>
    </style:style>
    <style:style style:name="T1" style:family="text">
      <style:text-properties fo:language="fr" fo:country="FR" officeooo:rsid="0001dd59"/>
    </style:style>
    <style:style style:name="T2" style:family="text">
      <style:text-properties fo:language="fr" fo:country="FR" officeooo:rsid="000d9a96"/>
    </style:style>
    <style:style style:name="T3" style:family="text">
      <style:text-properties fo:language="fr" fo:country="FR" officeooo:rsid="000df6f4"/>
    </style:style>
    <style:style style:name="T4" style:family="text">
      <style:text-properties officeooo:rsid="0001ea7a"/>
    </style:style>
    <style:style style:name="T5" style:family="text">
      <style:text-properties officeooo:rsid="00032a7e"/>
    </style:style>
    <style:style style:name="T6" style:family="text">
      <style:text-properties officeooo:rsid="00041687"/>
    </style:style>
    <style:style style:name="T7" style:family="text">
      <style:text-properties officeooo:rsid="00045bde"/>
    </style:style>
    <style:style style:name="T8" style:family="text">
      <style:text-properties style:text-underline-style="solid" style:text-underline-width="auto" style:text-underline-color="font-color" officeooo:rsid="00045bde"/>
    </style:style>
    <style:style style:name="T9" style:family="text">
      <style:text-properties officeooo:rsid="0005afa6"/>
    </style:style>
    <style:style style:name="T10" style:family="text">
      <style:text-properties officeooo:rsid="000702ee"/>
    </style:style>
    <style:style style:name="T11" style:family="text">
      <style:text-properties officeooo:rsid="00077b6c"/>
    </style:style>
    <style:style style:name="T12" style:family="text">
      <style:text-properties officeooo:rsid="0008bb7f"/>
    </style:style>
    <style:style style:name="T13" style:family="text">
      <style:text-properties officeooo:rsid="00099769"/>
    </style:style>
    <style:style style:name="T14" style:family="text">
      <style:text-properties officeooo:rsid="000b0cec"/>
    </style:style>
    <style:style style:name="T15" style:family="text">
      <style:text-properties officeooo:rsid="000b2bdb"/>
    </style:style>
    <style:style style:name="T16" style:family="text">
      <style:text-properties officeooo:rsid="000ca0ff"/>
    </style:style>
    <style:style style:name="T17" style:family="text">
      <style:text-properties officeooo:rsid="000e7fda"/>
    </style:style>
    <style:style style:name="T18" style:family="text">
      <style:text-properties officeooo:rsid="001029e7"/>
    </style:style>
    <style:style style:name="T19" style:family="text">
      <style:text-properties officeooo:rsid="0010bb3f"/>
    </style:style>
    <text:list-style style:name="L1">
      <text:list-level-style-number text:level="1" text:style-name="Numbering_20_Symbols" style:num-suffix=") "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space" fo:text-indent="-0.30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ésentation des Classes</text:p>
      <text:p text:style-name="P1"/>
      <text:list xml:id="list3644653553" text:style-name="L1">
        <text:list-item>
          <text:p text:style-name="P2">Finstere</text:p>
        </text:list-item>
      </text:list>
      <text:p text:style-name="P1"/>
      <text:p text:style-name="P1"><text:tab/><text:span text:style-name="T4">La classe Finstere correspond l’interface graphique du jeu et la classe principale, elle est donc étendue de JFrame. Elle possède comme attributs tous les éléments graphiques de l’interface, ainsi que des constantes statiques utilisées dans les autres classes de programme (directions, couleurs, type des flaques d’hémoglobine…).</text:span></text:p>
      <text:p text:style-name="P1"/>
      <text:p text:style-name="P1"><text:tab/><text:span text:style-name="T5">Cette classe possède également des constantes utilisées par l’interface, pour définir les dimensions d’une case, les coordonnées du début de la grille du labyrinthe et les couches des JlayeredPane pour chaque type d’élément (plateau, monstre, mur, personnage, action…).</text:span></text:p>
      <text:p text:style-name="P1"/>
      <text:p text:style-name="P1"><text:tab/><text:span text:style-name="T6">Parmi ses attributs privés, on retrouve la partie, qui contient la boucle de jeu et les éléments fonctionnels du jeu, ainsi que des JLabel pour afficher les éléments dynamiques de l’interface tels que le monstre ou les personnages. La classe possède un entier choix qui sera récupéré par la classe partie pour connaître le choix du Joueur quant au personnage sélectionné ou à l’action qu’il doit réalisé.</text:span></text:p>
      <text:p text:style-name="P1"/>
      <text:p text:style-name="P1"><text:tab/><text:span text:style-name="T6">Les méthodes de cette classe sont principalement d’ordre graphique, pour par exemple mettre à jour la position des personnages ou du monstre sur le labyrinthe, ou encore pour actualiser les informations telles que le tour, la manche ou l’historique de déplacement du monstre.</text:span></text:p>
      <text:p text:style-name="P1"/>
      <text:p text:style-name="P1"><text:tab/><text:span text:style-name="T6">Certaines méthodes vont afficher une seconde fenêtre pour lancer une nouvelle partie, saisir le nom des joueurs ou encore informer de la fin de la partie et du nom du gagnant.</text:span></text:p>
      <text:p text:style-name="P1"/>
      <text:list xml:id="list183604568793713" text:continue-numbering="true" text:style-name="L1">
        <text:list-item>
          <text:p text:style-name="P2">Partie</text:p>
        </text:list-item>
      </text:list>
      <text:p text:style-name="P1"/>
      <text:p text:style-name="P1"><text:tab/><text:span text:style-name="T6">La classe Partie correspond à la structure du jeu et à la boucle de jeu. Cette dernière est étendue de Thread afin de mettre en pause la boucle lorsqu’un joueur doit effectuer un choix (personnage puis action) lors d’une partie avec l’interface graphique (dans une partie avec le terminal, la boucle sera obligatoirement bloquée par le Scanner).</text:span></text:p>
      <text:p text:style-name="P1"/>
      <text:p text:style-name="P1"><text:tab/><text:span text:style-name="T6">Elle possède des attributs pour les éléments du jeu (labyrinthe, joueurs, personnages, monstre, murs…) ainsi que pour les informations de la partie (numéro de tour et de manche, partie dans le terminal ou non…).</text:span></text:p>
      <text:p text:style-name="P1"/>
      <text:p text:style-name="P1"><text:tab/><text:span text:style-name="T7">Parmi ses méthodes on y retrouve notamment une méthode pour initialiser la Partie, en créant les joueurs et leurs personnages, ainsi qu’une surcharge de cette dernière lorsque la partie se déroule dans le terminal et que les Joueurs doivent saisir leurs informations sur ce dernier. On retrouve aussi la méthode chargée de générer le labyrinthe et d’y disposer les flaques d’hémoglobine et les murs.</text:span></text:p>
      <text:p text:style-name="P1"/>
      <text:p text:style-name="P3"><text:tab/><text:span text:style-name="T7">L’élément le plus important de cette classe est la boucle de jeu, représentée par la méthode run() qui est une réécriture de la méthode run() de la classe Thread. C’est depuis cette méthode que la partie va se dérouler, en demandant aux joueurs de choix un </text:span><text:soft-page-break/><text:span text:style-name="T7">personnage puis une action, en déplaçant le monstre et en cherchant un gagnant après chacune des actions. </text:span></text:p>
      <text:p text:style-name="P3"><text:span text:style-name="T7"><text:tab/>Pour plus de clarté dans le code, la méthode run() fait appel à d’autres méthodes de la classe, notamment la méthode coupJoueur dont la signature comporte l’élément </text:span><text:span text:style-name="T8">synchronized</text:span><text:span text:style-name="T7">, qui permet d’utiliser la méthode wait() qui permet de mettre en pause la boucle.</text:span></text:p>
      <text:p text:style-name="P1"/>
      <text:list xml:id="list183605036080396" text:continue-numbering="true" text:style-name="L1">
        <text:list-item>
          <text:p text:style-name="P2">Labyrinthe</text:p>
        </text:list-item>
      </text:list>
      <text:p text:style-name="P1"/>
      <text:p text:style-name="P4"><text:tab/><text:span text:style-name="T9">La classe Labyrinthe correspond au labyrinthe de la partie caractérisé par un tableau à deux dimensions de cases.</text:span></text:p>
      <text:p text:style-name="P4"/>
      <text:p text:style-name="P4"><text:span text:style-name="T9"><text:tab/>Cette classe possède notamment une méthode pour générer le labyrinthe, en y créant les cases et en définissant les possibles coordonnées de téléportation du Monstre pour chacune d’elles.</text:span></text:p>
      <text:p text:style-name="P4"/>
      <text:p text:style-name="P4"><text:span text:style-name="T9"><text:tab/>Les setters et les getters de cette classe possèdent en paramètre des coordonnées x et y car ils font appel à ceux de la case de coordonnées (x, y) .</text:span></text:p>
      <text:p text:style-name="P1"/>
      <text:list xml:id="list183604528768555" text:continue-numbering="true" text:style-name="L1">
        <text:list-item>
          <text:p text:style-name="P2">Case</text:p>
        </text:list-item>
      </text:list>
      <text:p text:style-name="P1"/>
      <text:p text:style-name="P1"><text:tab/><text:span text:style-name="T10">La classe Case correspond à une case du Labyrinthe caractérisée par des coordonnées x et y, deux booléens pour déterminer si la case est en bordure ou si elle est bloquée, ainsi qui par une Map tp dont la clé correspond à une direction et la valeur aux coordonnées de téléportation (la Map sera vide si la case n’est pas en bordure).</text:span></text:p>
      <text:p text:style-name="P1"/>
      <text:p text:style-name="P5"><text:tab/><text:span text:style-name="T11">Une case dite bloquée est une case qui ne fait pas partie du labyrinthe, vu que ce dernier n’est pas totalement rectangulaire. L’attribut tp permettra de déterminer si le monstre doit être téléporté en fonction de sa position et de sa direction.</text:span></text:p>
      <text:p text:style-name="P5"/>
      <text:p text:style-name="P5"><text:span text:style-name="T11"><text:tab/>Pour simplifier l’appel au constructeur, celui-ci dispose de trois surcharges pour les cas suivants : case en bordure, case normale et case bloquée.</text:span></text:p>
      <text:p text:style-name="P1"/>
      <text:list xml:id="list183604099736365" text:continue-numbering="true" text:style-name="L1">
        <text:list-item>
          <text:p text:style-name="P2">Pion</text:p>
        </text:list-item>
      </text:list>
      <text:p text:style-name="P1"/>
      <text:p text:style-name="P1"><text:tab/><text:span text:style-name="T12">La classe Pion correspond à un pion du jeu caractérisé par des coordonnées x et y.</text:span></text:p>
      <text:p text:style-name="P1"/>
      <text:p text:style-name="P1"><text:tab/><text:span text:style-name="T12">Un pion peut être un personnage, un monstre, un mur ou une flaque d’hémoglobine.</text:span></text:p>
      <text:p text:style-name="P1"/>
      <text:list xml:id="list183604664022146" text:continue-numbering="true" text:style-name="L1">
        <text:list-item>
          <text:p text:style-name="P2">Personnage</text:p>
        </text:list-item>
      </text:list>
      <text:p text:style-name="P1"/>
      <text:p text:style-name="P1"><text:tab/><text:span text:style-name="T13">La classe Personnage correspond à un personnage qui, en plus de ses coordonnées, est caractérisé par ses points de mouvement pour chaque face et sa couleur. Il possède également d’autres attributs, notamment des booléens, pour déterminer sa face actuelle, si il a été joué durant le tour, si il est mort ou sorti et aussi pour déterminer son classement une fois qu’il est sorti.</text:span></text:p>
      <text:p text:style-name="P1"/>
      <text:p text:style-name="P1"><text:tab/><text:span text:style-name="T13">Un personnage possède aussi deux booléens auDessus et enDessous qui permettent de savoir quel personnage doit être affiché sur jamais deux personnages se retrouvent aux mêmes coordonnées lors d’un déplacement.</text:span></text:p>
      <text:p text:style-name="P1"><text:soft-page-break/></text:p>
      <text:p text:style-name="P1"><text:tab/><text:span text:style-name="T13">Les méthodes de la classe Personnage correspondent principalement aux actions qu’un personnage peut effectuer (se déplacer, pousser un mur, glisser sur une flaque et sortir) ainsi qu’à des méthodes pour déterminer si une action est réalisable.</text:span></text:p>
      <text:p text:style-name="P1"/>
      <text:p text:style-name="P1"><text:tab/><text:span text:style-name="T13">La méthode la plus important de cette classe est la méthode getActions() qui retourne une Map&lt;Integer, Action&gt; qui construit et retourne la liste de toutes les actions qu’un personnage peut réaliser au moment de l’appel de la méthode. Il s’agit donc de la méthode appelée lors ce que le jeu va proposer les actions au joueur.</text:span></text:p>
      <text:p text:style-name="P1"/>
      <text:list xml:id="list183604452788658" text:continue-numbering="true" text:style-name="L1">
        <text:list-item>
          <text:p text:style-name="P2">Monstre</text:p>
        </text:list-item>
      </text:list>
      <text:p text:style-name="P1"/>
      <text:p text:style-name="P1"><text:tab/><text:span text:style-name="T14">La classe Monstre correspond au monstre du jeu qui, en plus de ses coordonnées, est caractérisé par une direction.</text:span></text:p>
      <text:p text:style-name="P1"/>
      <text:p text:style-name="P1"><text:tab/><text:span text:style-name="T14">Les méthodes de cette classes permettent principalement de déplacer le monstre en fonction de la carte tiré et de téléporter celui-ci si jamais la case sur laquelle il est est une bordure et si sa direction correspond à un élément de l’attribut tp de la case en question. Ces méthodes retourne une liste de personnage qui correspondent aux personnages dévorés ou écrasés par le monstre lors de son déplacement.</text:span></text:p>
      <text:p text:style-name="P1"/>
      <text:p text:style-name="P1"><text:tab/><text:span text:style-name="T14">La classe possède également une méthode qui permet de déterminer la direction que le monstre doit prendre en fonction des personnages qu’il peut voir.</text:span></text:p>
      <text:p text:style-name="P1"/>
      <text:list xml:id="list183605442210095" text:continue-numbering="true" text:style-name="L1">
        <text:list-item>
          <text:p text:style-name="P2">Mur</text:p>
        </text:list-item>
      </text:list>
      <text:p text:style-name="P1"/>
      <text:p text:style-name="P1"><text:tab/><text:span text:style-name="T15">La classe Mur correspond à un mur, caractérisé uniquement par ses coordonnées.</text:span></text:p>
      <text:p text:style-name="P1"/>
      <text:p text:style-name="P1"><text:tab/><text:span text:style-name="T15">Cette classe possède deux méthode qui permette de pousser le mur, la première est appelée lorsqu’un personnage pousse le mur, et la seconde lorsque le monstre pousse le mur. La différenciation est nécessaire car le monstre peut pousser n’importe quel mur et peut possiblement écraser un personnage (auquel cas celui-ci sera retourner par la méthode) alors qu’un personnage peut pousser uniquement les murs dits poussables dans la direction donnée.</text:span></text:p>
      <text:p text:style-name="P1"/>
      <text:p text:style-name="P1"><text:tab/><text:span text:style-name="T15">La méthode poussable() permet donc de déterminer si un mur est poussable dans la direction donnée.</text:span></text:p>
      <text:p text:style-name="P1"/>
      <text:list xml:id="list183603980215874" text:continue-numbering="true" text:style-name="L1">
        <text:list-item>
          <text:p text:style-name="P2">Hemoglobine</text:p>
        </text:list-item>
      </text:list>
      <text:p text:style-name="P1"/>
      <text:p text:style-name="P6"><text:tab/><text:span text:style-name="T16">La classe Hemoglobine correspond à une flaque d’hémoglobine caractérisée par son type (carré ou linéaire horizontale) et ses coordonnées.</text:span></text:p>
      <text:p text:style-name="P6"/>
      <text:p text:style-name="P6"><text:tab/><text:span text:style-name="T16">Elle possède des méthodes pour réaliser la glissade d’un mur ou d’un personnage, ainsi que des méthodes pour déterminer les coordonnées d’arrivée d’un pion, la zone d’interaction avec la flaque ainsi que si des coordonnées données sont sur la flaque ou non.</text:span><text:tab/></text:p>
      <text:p text:style-name="P1"/>
      <text:list xml:id="list183605077367871" text:continue-numbering="true" text:style-name="L1">
        <text:list-item>
          <text:p text:style-name="P7"><text:span text:style-name="T1">Joueur</text:span></text:p>
        </text:list-item>
      </text:list>
      <text:p text:style-name="P8"><text:span text:style-name="T1"/></text:p>
      <text:p text:style-name="P8"><text:soft-page-break/><text:span text:style-name="T1"><text:tab/></text:span><text:span text:style-name="T2">La classe Joueur correspond à un joueur caractérisé par son nom et ses personnages. </text:span><text:span text:style-name="T3">La classe possède également un attribut nbRestant qui représente le nombre de personnages restant au joueur (non morts et non sortis), utilisé dans la boucle de jeu afin de ne pas bloquer la partie si jamais il reste moins de personnage à un des joueurs.</text:span></text:p>
      <text:p text:style-name="P8"><text:span text:style-name="T3"/></text:p>
      <text:p text:style-name="P8"><text:span text:style-name="T3"><text:tab/>Cette classe possède également une méthode qui retourne une Map qui correspond à la liste des personnages encore jouable pour ce tour. Cette méthode est appelée lorsque le jeu demande à un joueur de choisir un personnage.</text:span></text:p>
      <text:p text:style-name="P8"><text:span text:style-name="T1"/></text:p>
      <text:list xml:id="list183604898902474" text:continue-numbering="true" text:style-name="L1">
        <text:list-item>
          <text:p text:style-name="P2">Action</text:p>
        </text:list-item>
      </text:list>
      <text:p text:style-name="P1"/>
      <text:p text:style-name="P1"><text:tab/><text:span text:style-name="T17">La classe Action correspond à une action réalisable par un personnage caractérisée par une description de l’action, un nom de méthode, une méthode (de type Method), un tableau de paramètres et un coût.</text:span></text:p>
      <text:p text:style-name="P1"/>
      <text:p text:style-name="P1"><text:tab/><text:span text:style-name="T17">Cette classe permet la proposition dynamique des actions des personnages car la méthode appelée une fois le choix effectué est stockée dans l’objet de type Method, qui sera appelé dans la boucle de jeu avec comme paramètres ceux contenu dans le tableau en attribut de la classe.</text:span></text:p>
      <text:p text:style-name="P1"/>
      <text:p text:style-name="P1"><text:tab/><text:span text:style-name="T17">La coût est utilisé pour afficher la bonne image pour l’action en question lors d’une partie avec l’interface graphique.</text:span></text:p>
      <text:p text:style-name="P1"/>
      <text:list xml:id="list183605650399066" text:continue-numbering="true" text:style-name="L1">
        <text:list-item>
          <text:p text:style-name="P2">Paquet</text:p>
        </text:list-item>
      </text:list>
      <text:p text:style-name="P1"/>
      <text:p text:style-name="P1"><text:tab/><text:span text:style-name="T17">La classe Paquet correspond au paquet de cartes caractérisé par un tableau de carte et deux liste de String pour les cartes dans la pioche et dans la défausse. Les listes sont utilisées dans l’interface graphique pour afficher la liste de la pioche est de la défausse.</text:span></text:p>
      <text:p text:style-name="P1"/>
      <text:p text:style-name="P1"><text:tab/><text:span text:style-name="T17">La principale méthode de la classe permet de mélanger les cartes. Elle est appelée au début de chaque manche et intègre une boucle qui permet de s’assurer que la carte « Une proie » ou « Deux proies » ne sera pas piochée en première.</text:span></text:p>
      <text:p text:style-name="P1"/>
      <text:list xml:id="list183603906321366" text:continue-numbering="true" text:style-name="L1">
        <text:list-item>
          <text:p text:style-name="P2">Carte</text:p>
        </text:list-item>
      </text:list>
      <text:p text:style-name="P1"/>
      <text:p text:style-name="P1"><text:tab/><text:span text:style-name="T18">La classe Carte correspond à une carte, caractérisée par sa valeur.</text:span></text:p>
      <text:p text:style-name="P1"/>
      <text:list xml:id="list183605718601696" text:continue-numbering="true" text:style-name="L1">
        <text:list-item>
          <text:p text:style-name="P2">ChoiceListener</text:p>
        </text:list-item>
      </text:list>
      <text:p text:style-name="P1"/>
      <text:p text:style-name="P1"><text:tab/><text:span text:style-name="T19">La classe ChoiceListener correspond à l’écouteur utilisé par l’interface graphique lors du choix du personnage ou de l’action. Elle est étendue de la classe MouseAdapter et réécrit la méthode mouseClicked.</text:span></text:p>
      <text:p text:style-name="P1"/>
      <text:p text:style-name="P1"><text:tab/><text:span text:style-name="T19">Ainsi lors d’un clique sur un JLabel ou un JButton ayant cet écouteur, la méthode mouseClicked définira l’attribut choix de finstere avec l’entier correspondant au personnage ou à l’action choisi puis notifiera la partie que le choix a été effectué et que la boucle de jeu peut reprend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05-06T18:36:03.273000000</dc:date>
    <meta:editing-duration>PT1H51M18S</meta:editing-duration>
    <meta:editing-cycles>17</meta:editing-cycles>
    <meta:document-statistic meta:table-count="0" meta:image-count="0" meta:object-count="0" meta:page-count="4" meta:paragraph-count="55" meta:word-count="1581" meta:character-count="9642" meta:non-whitespace-character-count="8074"/>
  </office:meta>
</office:document-meta>
</file>